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4" style:family="table">
      <style:table-properties style:width="6.4354in" fo:margin-left="0.2194in" table:align="left"/>
    </style:style>
    <style:style style:name="Table54.A" style:family="table-column">
      <style:table-column-properties style:column-width="6.4354in"/>
    </style:style>
    <style:style style:name="Table54.1" style:family="table-row">
      <style:table-row-properties style:min-row-height="3.9375in"/>
    </style:style>
    <style:style style:name="Table54.A1" style:family="table-cell">
      <style:table-cell-properties fo:background-color="#e6e6ff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8*"/>
    </style:style>
    <style:style style:name="Table9.B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none"/>
    </style:style>
    <style:style style:name="Table2" style:family="table">
      <style:table-properties style:width="6.4354in" fo:margin-left="0.2194in" table:align="left"/>
    </style:style>
    <style:style style:name="Table2.A" style:family="table-column">
      <style:table-column-properties style:column-width="6.435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background-color="#e6e6ff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8*"/>
    </style:style>
    <style:style style:name="Table5.B" style:family="table-column">
      <style:table-column-properties style:column-width="3.4625in" style:rel-column-width="32767*"/>
    </style:style>
    <style:style style:name="Table5.1" style:family="table-row">
      <style:table-row-properties style:min-row-height="0.312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359in" table:align="margins" style:shadow="none"/>
    </style:style>
    <style:style style:name="Table6.A" style:family="table-column">
      <style:table-column-properties style:column-width="2.1194in" style:rel-column-width="2184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2.0431in" table:align="margins"/>
    </style:style>
    <style:style style:name="Table7.A" style:family="table-column">
      <style:table-column-properties style:column-width="0.5104in" style:rel-column-width="735*"/>
    </style:style>
    <style:style style:name="Table7.B" style:family="table-column">
      <style:table-column-properties style:column-width="0.5111in" style:rel-column-width="736*"/>
    </style:style>
    <style:style style:name="Table7.C" style:family="table-column">
      <style:table-column-properties style:column-width="0.1972in" style:rel-column-width="284*"/>
    </style:style>
    <style:style style:name="Table7.D" style:family="table-column">
      <style:table-column-properties style:column-width="0.8243in" style:rel-column-width="1187*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background-color="#111111" fo:padding="0.0382in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0417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0.5111in"/>
    </style:style>
    <style:style style:name="Table8.C" style:family="table-column">
      <style:table-column-properties style:column-width="0.2285in"/>
    </style:style>
    <style:style style:name="Table8.D" style:family="table-column">
      <style:table-column-properties style:column-width="0.7917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background-color="#111111" fo:padding="0.0382in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0438in" table:align="margins"/>
    </style:style>
    <style:style style:name="Table10.A" style:family="table-column">
      <style:table-column-properties style:column-width="0.6813in" style:rel-column-width="981*"/>
    </style:style>
    <style:style style:name="Table10.B" style:family="table-column">
      <style:table-column-properties style:column-width="0.1938in" style:rel-column-width="279*"/>
    </style:style>
    <style:style style:name="Table10.C" style:family="table-column">
      <style:table-column-properties style:column-width="1.1688in" style:rel-column-width="1683*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8*"/>
    </style:style>
    <style:style style:name="Table11.B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9271in" fo:margin-left="0in" table:align="left" style:shadow="none"/>
    </style:style>
    <style:style style:name="Table12.A" style:family="table-column">
      <style:table-column-properties style:column-width="1.25in"/>
    </style:style>
    <style:style style:name="Table12.B" style:family="table-column">
      <style:table-column-properties style:column-width="5.6771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5.6007in" table:align="margins"/>
    </style:style>
    <style:style style:name="Table13.A" style:family="table-column">
      <style:table-column-properties style:column-width="1.1201in" style:rel-column-width="1613*"/>
    </style:style>
    <style:style style:name="Table13.C" style:family="table-column">
      <style:table-column-properties style:column-width="0.1972in" style:rel-column-width="284*"/>
    </style:style>
    <style:style style:name="Table13.D" style:family="table-column">
      <style:table-column-properties style:column-width="1.4375in" style:rel-column-width="2070*"/>
    </style:style>
    <style:style style:name="Table13.E" style:family="table-column">
      <style:table-column-properties style:column-width="1.7257in" style:rel-column-width="2485*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E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6007in" table:align="margins"/>
    </style:style>
    <style:style style:name="Table14.A" style:family="table-column">
      <style:table-column-properties style:column-width="0.891in" style:rel-column-width="1283*"/>
    </style:style>
    <style:style style:name="Table14.B" style:family="table-column">
      <style:table-column-properties style:column-width="0.8917in" style:rel-column-width="1284*"/>
    </style:style>
    <style:style style:name="Table14.C" style:family="table-column">
      <style:table-column-properties style:column-width="0.1569in" style:rel-column-width="226*"/>
    </style:style>
    <style:style style:name="Table14.D" style:family="table-column">
      <style:table-column-properties style:column-width="1.1438in" style:rel-column-width="1647*"/>
    </style:style>
    <style:style style:name="Table14.F" style:family="table-column">
      <style:table-column-properties style:column-width="1.3736in" style:rel-column-width="1978*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F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D3" style:family="table-cell">
      <style:table-cell-properties fo:padding="0.0382in" fo:border-left="0.05pt solid #000000" fo:border-right="none" fo:border-top="none" fo:border-bottom="0.05pt solid #000000"/>
    </style:style>
    <style:style style:name="Table14.E3" style:family="table-cell">
      <style:table-cell-properties fo:padding="0.0382in" fo:border-left="0.05pt solid #000000" fo:border-right="none" fo:border-top="none" fo:border-bottom="0.05pt solid #000000"/>
    </style:style>
    <style:style style:name="Table1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none" fo:border-top="none" fo:border-bottom="0.05pt solid #000000"/>
    </style:style>
    <style:style style:name="Table14.D4" style:family="table-cell">
      <style:table-cell-properties fo:padding="0.0382in" fo:border-left="0.05pt solid #000000" fo:border-right="none" fo:border-top="none" fo:border-bottom="0.05pt solid #000000"/>
    </style:style>
    <style:style style:name="Table14.E4" style:family="table-cell">
      <style:table-cell-properties fo:padding="0.0382in" fo:border-left="0.05pt solid #000000" fo:border-right="none" fo:border-top="none" fo:border-bottom="0.05pt solid #000000"/>
    </style:style>
    <style:style style:name="Table1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B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padding="0.0382in" fo:border-left="0.05pt solid #000000" fo:border-right="none" fo:border-top="none" fo:border-bottom="0.05pt solid #000000"/>
    </style:style>
    <style:style style:name="Table14.E5" style:family="table-cell">
      <style:table-cell-properties fo:padding="0.0382in" fo:border-left="0.05pt solid #000000" fo:border-right="none" fo:border-top="none" fo:border-bottom="0.05pt solid #000000"/>
    </style:style>
    <style:style style:name="Table1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8*"/>
    </style:style>
    <style:style style:name="Table15.B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8*"/>
    </style:style>
    <style:style style:name="Table17.B" style:family="table-column">
      <style:table-column-properties style:column-width="3.4625in" style:rel-column-width="32767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none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Standard">
      <style:text-properties fo:font-style="normal" fo:font-weight="bold" officeooo:rsid="05bb78e0" officeooo:paragraph-rsid="05e7b13c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4b98620" officeooo:paragraph-rsid="05e7b13c" style:font-weight-asian="bold" style:font-weight-complex="bold"/>
    </style:style>
    <style:style style:name="P5" style:family="paragraph" style:parent-style-name="Text_20_body">
      <style:text-properties officeooo:rsid="05e7b13c" officeooo:paragraph-rsid="05e7b13c"/>
    </style:style>
    <style:style style:name="P6" style:family="paragraph" style:parent-style-name="Table_20_Contents">
      <style:text-properties officeooo:rsid="05eaee32" officeooo:paragraph-rsid="05eaee32"/>
    </style:style>
    <style:style style:name="P7" style:family="paragraph" style:parent-style-name="Table_20_Contents">
      <style:text-properties officeooo:rsid="05eaee32" officeooo:paragraph-rsid="06d240ea"/>
    </style:style>
    <style:style style:name="P8" style:family="paragraph" style:parent-style-name="Table_20_Contents">
      <style:text-properties officeooo:rsid="05eded9e" officeooo:paragraph-rsid="068f40c8"/>
    </style:style>
    <style:style style:name="P9" style:family="paragraph" style:parent-style-name="Table_20_Contents">
      <style:text-properties officeooo:rsid="05eded9e" officeooo:paragraph-rsid="06d240ea"/>
    </style:style>
    <style:style style:name="P10" style:family="paragraph" style:parent-style-name="Table_20_Contents">
      <style:text-properties officeooo:rsid="05eded9e" officeooo:paragraph-rsid="06d94f16"/>
    </style:style>
    <style:style style:name="P11" style:family="paragraph" style:parent-style-name="Table_20_Contents">
      <style:text-properties officeooo:rsid="06a967cd" officeooo:paragraph-rsid="06a967cd"/>
    </style:style>
    <style:style style:name="P12" style:family="paragraph" style:parent-style-name="Table_20_Contents">
      <style:text-properties officeooo:rsid="06af617e" officeooo:paragraph-rsid="06b276e0"/>
    </style:style>
    <style:style style:name="P13" style:family="paragraph" style:parent-style-name="Table_20_Contents">
      <style:text-properties officeooo:rsid="06b276e0" officeooo:paragraph-rsid="06b276e0"/>
    </style:style>
    <style:style style:name="P14" style:family="paragraph" style:parent-style-name="Table_20_Contents">
      <style:text-properties officeooo:rsid="06b3fbcb" officeooo:paragraph-rsid="06b3fbcb"/>
    </style:style>
    <style:style style:name="P15" style:family="paragraph" style:parent-style-name="Table_20_Contents">
      <style:text-properties officeooo:rsid="06b54e37" officeooo:paragraph-rsid="06b54e37"/>
    </style:style>
    <style:style style:name="P16" style:family="paragraph" style:parent-style-name="Table_20_Contents">
      <style:text-properties officeooo:rsid="06b68cc8" officeooo:paragraph-rsid="06b68cc8"/>
    </style:style>
    <style:style style:name="P17" style:family="paragraph" style:parent-style-name="Table_20_Contents">
      <style:text-properties officeooo:rsid="06b7dace" officeooo:paragraph-rsid="06b7dace"/>
    </style:style>
    <style:style style:name="P18" style:family="paragraph" style:parent-style-name="Table_20_Contents">
      <style:text-properties officeooo:rsid="06b8c747" officeooo:paragraph-rsid="06b8c747"/>
    </style:style>
    <style:style style:name="P19" style:family="paragraph" style:parent-style-name="Table_20_Contents">
      <style:text-properties officeooo:rsid="06c3141a" officeooo:paragraph-rsid="06c3141a"/>
    </style:style>
    <style:style style:name="P20" style:family="paragraph" style:parent-style-name="Table_20_Contents">
      <style:text-properties officeooo:rsid="06c3141a" officeooo:paragraph-rsid="06c5623c"/>
    </style:style>
    <style:style style:name="P21" style:family="paragraph" style:parent-style-name="Table_20_Contents">
      <style:text-properties officeooo:rsid="06c3141a" officeooo:paragraph-rsid="06c5fb3d"/>
    </style:style>
    <style:style style:name="P22" style:family="paragraph" style:parent-style-name="Table_20_Contents">
      <style:text-properties officeooo:rsid="06c3141a" officeooo:paragraph-rsid="06c678fd"/>
    </style:style>
    <style:style style:name="P23" style:family="paragraph" style:parent-style-name="Table_20_Contents">
      <style:text-properties officeooo:rsid="06d94f16" officeooo:paragraph-rsid="06d94f16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</style:style>
    <style:style style:name="P26" style:family="paragraph" style:parent-style-name="Table_20_Contents">
      <style:paragraph-properties fo:text-align="center" style:justify-single-word="false"/>
      <style:text-properties officeooo:rsid="06eec24b" officeooo:paragraph-rsid="06eec24b"/>
    </style:style>
    <style:style style:name="P27" style:family="paragraph" style:parent-style-name="Table_20_Contents">
      <style:paragraph-properties fo:text-align="center" style:justify-single-word="false"/>
      <style:text-properties officeooo:rsid="06f014b2" officeooo:paragraph-rsid="06f014b2"/>
    </style:style>
    <style:style style:name="P28" style:family="paragraph" style:parent-style-name="Table_20_Contents">
      <style:text-properties officeooo:rsid="06f84560" officeooo:paragraph-rsid="06f84560"/>
    </style:style>
    <style:style style:name="P29" style:family="paragraph" style:parent-style-name="Table_20_Contents">
      <style:paragraph-properties fo:text-align="center" style:justify-single-word="false"/>
      <style:text-properties officeooo:rsid="06fecacb" officeooo:paragraph-rsid="06fecacb"/>
    </style:style>
    <style:style style:name="P30" style:family="paragraph" style:parent-style-name="Table_20_Contents">
      <style:text-properties officeooo:rsid="070181df" officeooo:paragraph-rsid="070181df"/>
    </style:style>
    <style:style style:name="P31" style:family="paragraph" style:parent-style-name="Heading_20_1">
      <style:text-properties fo:font-style="normal" officeooo:rsid="0593affb" officeooo:paragraph-rsid="0593affb" style:font-style-asian="normal" style:font-style-complex="normal"/>
    </style:style>
    <style:style style:name="P32" style:family="paragraph" style:parent-style-name="Heading_20_1">
      <style:paragraph-properties fo:break-before="page"/>
      <style:text-properties fo:font-style="normal" officeooo:rsid="0593affb" officeooo:paragraph-rsid="06c1462c" style:font-style-asian="normal" style:font-style-complex="normal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fo:font-weight="bold" officeooo:rsid="06785799" officeooo:paragraph-rsid="06785799" style:font-weight-asian="bold" style:font-weight-complex="bold"/>
    </style:style>
    <style:style style:name="P35" style:family="paragraph" style:parent-style-name="Text_20_body">
      <style:text-properties fo:font-weight="bold" officeooo:rsid="067df51c" officeooo:paragraph-rsid="067df51c" style:font-weight-asian="bold" style:font-weight-complex="bold"/>
    </style:style>
    <style:style style:name="P36" style:family="paragraph" style:parent-style-name="Text_20_body">
      <style:text-properties fo:font-weight="bold" officeooo:rsid="0684a9e9" officeooo:paragraph-rsid="0684a9e9" style:font-weight-asian="bold" style:font-weight-complex="bold"/>
    </style:style>
    <style:style style:name="P37" style:family="paragraph" style:parent-style-name="Text_20_body">
      <style:text-properties fo:font-weight="bold" officeooo:rsid="068754b8" officeooo:paragraph-rsid="068754b8" style:font-weight-asian="bold" style:font-weight-complex="bold"/>
    </style:style>
    <style:style style:name="P38" style:family="paragraph" style:parent-style-name="Text_20_body">
      <style:text-properties fo:font-weight="bold" officeooo:rsid="06e7537c" officeooo:paragraph-rsid="06e7537c" style:font-weight-asian="bold" style:font-weight-complex="bold"/>
    </style:style>
    <style:style style:name="P39" style:family="paragraph" style:parent-style-name="Text_20_body" style:list-style-name="L2"/>
    <style:style style:name="P40" style:family="paragraph" style:parent-style-name="Text_20_body">
      <style:text-properties fo:font-weight="normal" officeooo:rsid="06e7537c" officeooo:paragraph-rsid="06e7537c" style:font-weight-asian="normal" style:font-weight-complex="normal"/>
    </style:style>
    <style:style style:name="P41" style:family="paragraph" style:parent-style-name="Text_20_body">
      <style:text-properties officeooo:rsid="06890f3d" officeooo:paragraph-rsid="06890f3d"/>
    </style:style>
    <style:style style:name="P42" style:family="paragraph" style:parent-style-name="Text_20_body">
      <style:text-properties officeooo:rsid="05e7b13c" officeooo:paragraph-rsid="06c1462c"/>
    </style:style>
    <style:style style:name="P43" style:family="paragraph" style:parent-style-name="Text_20_body">
      <style:text-properties officeooo:rsid="069435c3" officeooo:paragraph-rsid="069435c3"/>
    </style:style>
    <style:style style:name="P44" style:family="paragraph" style:parent-style-name="Text_20_body">
      <style:text-properties officeooo:rsid="06a974b2" officeooo:paragraph-rsid="06a974b2"/>
    </style:style>
    <style:style style:name="P45" style:family="paragraph" style:parent-style-name="Text_20_body">
      <style:paragraph-properties fo:text-align="center" style:justify-single-word="false"/>
      <style:text-properties officeooo:rsid="06ab3045" officeooo:paragraph-rsid="06c1cd63"/>
    </style:style>
    <style:style style:name="P46" style:family="paragraph" style:parent-style-name="Text_20_body">
      <style:text-properties officeooo:paragraph-rsid="06e44ba1"/>
    </style:style>
    <style:style style:name="P47" style:family="paragraph" style:parent-style-name="Text_20_body">
      <style:text-properties officeooo:paragraph-rsid="0715ac44"/>
    </style:style>
    <style:style style:name="P48" style:family="paragraph" style:parent-style-name="Text_20_body">
      <style:text-properties officeooo:rsid="07194866" officeooo:paragraph-rsid="07194866"/>
    </style:style>
    <style:style style:name="P49" style:family="paragraph" style:parent-style-name="Text_20_body">
      <style:text-properties officeooo:rsid="071bbcf3" officeooo:paragraph-rsid="0720af1b"/>
    </style:style>
    <style:style style:name="P50" style:family="paragraph" style:parent-style-name="Text_20_body">
      <style:text-properties officeooo:rsid="071bbcf3" officeooo:paragraph-rsid="072cb50e"/>
    </style:style>
    <style:style style:name="P51" style:family="paragraph" style:parent-style-name="Text_20_body">
      <style:text-properties officeooo:paragraph-rsid="072cb50e"/>
    </style:style>
    <style:style style:name="P52" style:family="paragraph" style:parent-style-name="Text_20_body">
      <style:text-properties officeooo:rsid="072e2c20" officeooo:paragraph-rsid="072e2c20"/>
    </style:style>
    <style:style style:name="P53" style:family="paragraph" style:parent-style-name="Text_20_body" style:list-style-name="L2">
      <style:paragraph-properties fo:margin-top="0in" fo:margin-bottom="0in" loext:contextual-spacing="false"/>
    </style:style>
    <style:style style:name="P54" style:family="paragraph" style:parent-style-name="Standard">
      <style:text-properties fo:font-style="normal" officeooo:rsid="0593affb" officeooo:paragraph-rsid="06be3aa3" style:font-style-asian="normal" style:font-style-complex="normal"/>
    </style:style>
    <style:style style:name="P55" style:family="paragraph" style:parent-style-name="Standard">
      <style:text-properties fo:font-style="normal" fo:font-weight="bold" officeooo:rsid="05bb78e0" officeooo:paragraph-rsid="06923a9c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5bb78e0" officeooo:paragraph-rsid="06f4f7f3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5bb78e0" officeooo:paragraph-rsid="070e6925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5bb78e0" officeooo:paragraph-rsid="072cb50e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end" style:justify-single-word="false"/>
      <style:text-properties fo:font-weight="bold" officeooo:rsid="04b98620" officeooo:paragraph-rsid="06923a9c" style:font-weight-asian="bold" style:font-weight-complex="bold"/>
    </style:style>
    <style:style style:name="P60" style:family="paragraph" style:parent-style-name="Standard">
      <style:paragraph-properties fo:text-align="end" style:justify-single-word="false"/>
      <style:text-properties fo:font-weight="bold" officeooo:rsid="04b98620" officeooo:paragraph-rsid="06f4f7f3" style:font-weight-asian="bold" style:font-weight-complex="bold"/>
    </style:style>
    <style:style style:name="P61" style:family="paragraph" style:parent-style-name="Standard">
      <style:paragraph-properties fo:text-align="end" style:justify-single-word="false"/>
      <style:text-properties fo:font-weight="bold" officeooo:rsid="04b98620" officeooo:paragraph-rsid="070e6925" style:font-weight-asian="bold" style:font-weight-complex="bold"/>
    </style:style>
    <style:style style:name="P62" style:family="paragraph" style:parent-style-name="Standard">
      <style:paragraph-properties fo:text-align="end" style:justify-single-word="false"/>
      <style:text-properties fo:font-weight="bold" officeooo:rsid="04b98620" officeooo:paragraph-rsid="072cb50e" style:font-weight-asian="bold" style:font-weight-complex="bold"/>
    </style:style>
    <style:style style:name="P63" style:family="paragraph" style:parent-style-name="Standard">
      <style:text-properties officeooo:paragraph-rsid="06923a9c"/>
    </style:style>
    <style:style style:name="P64" style:family="paragraph" style:parent-style-name="Standard">
      <style:text-properties officeooo:rsid="05e7b13c" officeooo:paragraph-rsid="06bfb41b"/>
    </style:style>
    <style:style style:name="P65" style:family="paragraph" style:parent-style-name="Standard">
      <style:text-properties officeooo:rsid="06d0438a" officeooo:paragraph-rsid="06d0438a"/>
    </style:style>
    <style:style style:name="P66" style:family="paragraph" style:parent-style-name="Standard">
      <style:text-properties officeooo:rsid="06fee868" officeooo:paragraph-rsid="06fee868"/>
    </style:style>
    <style:style style:name="P67" style:family="paragraph" style:parent-style-name="Standard">
      <style:text-properties officeooo:rsid="06fee868" officeooo:paragraph-rsid="070e6925"/>
    </style:style>
    <style:style style:name="P68" style:family="paragraph" style:parent-style-name="Standard">
      <style:text-properties officeooo:rsid="06fee868" officeooo:paragraph-rsid="072cb50e"/>
    </style:style>
    <style:style style:name="P69" style:family="paragraph" style:parent-style-name="Standard">
      <style:paragraph-properties fo:break-before="page"/>
    </style:style>
    <style:style style:name="P70" style:family="paragraph" style:parent-style-name="Standard">
      <style:paragraph-properties fo:break-before="page"/>
      <style:text-properties officeooo:rsid="05e7b13c" officeooo:paragraph-rsid="06d240ea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6032611" style:font-style-asian="normal" style:font-style-complex="normal"/>
    </style:style>
    <style:style style:name="T6" style:family="text">
      <style:text-properties fo:font-style="normal" officeooo:rsid="067c1d33" style:font-style-asian="normal" style:font-style-complex="normal"/>
    </style:style>
    <style:style style:name="T7" style:family="text">
      <style:text-properties fo:font-style="normal" officeooo:rsid="068a8f58" style:font-style-asian="normal" style:font-style-complex="normal"/>
    </style:style>
    <style:style style:name="T8" style:family="text">
      <style:text-properties fo:font-style="normal" officeooo:rsid="068c4c4d" style:font-style-asian="normal" style:font-style-complex="normal"/>
    </style:style>
    <style:style style:name="T9" style:family="text">
      <style:text-properties fo:font-style="normal" officeooo:rsid="068d7d41" style:font-style-asian="normal" style:font-style-complex="normal"/>
    </style:style>
    <style:style style:name="T10" style:family="text">
      <style:text-properties fo:font-style="normal" officeooo:rsid="06a37776" style:font-style-asian="normal" style:font-style-complex="normal"/>
    </style:style>
    <style:style style:name="T11" style:family="text">
      <style:text-properties fo:font-style="normal" officeooo:rsid="06a816c0" style:font-style-asian="normal" style:font-style-complex="normal"/>
    </style:style>
    <style:style style:name="T12" style:family="text">
      <style:text-properties fo:font-style="normal" officeooo:rsid="06a9b1b1" style:font-style-asian="normal" style:font-style-complex="normal"/>
    </style:style>
    <style:style style:name="T13" style:family="text">
      <style:text-properties fo:font-style="normal" officeooo:rsid="06b150ad" style:font-style-asian="normal" style:font-style-complex="normal"/>
    </style:style>
    <style:style style:name="T14" style:family="text">
      <style:text-properties fo:font-style="normal" officeooo:rsid="06b276e0" style:font-style-asian="normal" style:font-style-complex="normal"/>
    </style:style>
    <style:style style:name="T15" style:family="text">
      <style:text-properties fo:font-style="normal" officeooo:rsid="06af617e" style:font-style-asian="normal" style:font-style-complex="normal"/>
    </style:style>
    <style:style style:name="T16" style:family="text">
      <style:text-properties fo:font-style="normal" officeooo:rsid="06c4dfe7" style:font-style-asian="normal" style:font-style-complex="normal"/>
    </style:style>
    <style:style style:name="T17" style:family="text">
      <style:text-properties fo:font-style="normal" officeooo:rsid="06c5623c" style:font-style-asian="normal" style:font-style-complex="normal"/>
    </style:style>
    <style:style style:name="T18" style:family="text">
      <style:text-properties fo:font-style="normal" officeooo:rsid="06c5fb3d" style:font-style-asian="normal" style:font-style-complex="normal"/>
    </style:style>
    <style:style style:name="T19" style:family="text">
      <style:text-properties fo:font-style="normal" officeooo:rsid="06ca1686" style:font-style-asian="normal" style:font-style-complex="normal"/>
    </style:style>
    <style:style style:name="T20" style:family="text">
      <style:text-properties fo:font-style="normal" officeooo:rsid="06d6e7a7" style:font-style-asian="normal" style:font-style-complex="normal"/>
    </style:style>
    <style:style style:name="T21" style:family="text">
      <style:text-properties fo:font-style="normal" officeooo:rsid="06d73f0a" style:font-style-asian="normal" style:font-style-complex="normal"/>
    </style:style>
    <style:style style:name="T22" style:family="text">
      <style:text-properties fo:font-style="normal" officeooo:rsid="06d8d985" style:font-style-asian="normal" style:font-style-complex="normal"/>
    </style:style>
    <style:style style:name="T23" style:family="text">
      <style:text-properties fo:font-style="normal" officeooo:rsid="06db3603" style:font-style-asian="normal" style:font-style-complex="normal"/>
    </style:style>
    <style:style style:name="T24" style:family="text">
      <style:text-properties fo:font-style="normal" officeooo:rsid="06e134bb" style:font-style-asian="normal" style:font-style-complex="normal"/>
    </style:style>
    <style:style style:name="T25" style:family="text">
      <style:text-properties fo:font-style="normal" officeooo:rsid="06e5f6b6" style:font-style-asian="normal" style:font-style-complex="normal"/>
    </style:style>
    <style:style style:name="T26" style:family="text">
      <style:text-properties fo:font-style="normal" officeooo:rsid="06e6f06d" style:font-style-asian="normal" style:font-style-complex="normal"/>
    </style:style>
    <style:style style:name="T27" style:family="text">
      <style:text-properties fo:font-style="normal" officeooo:rsid="06f47dce" style:font-style-asian="normal" style:font-style-complex="normal"/>
    </style:style>
    <style:style style:name="T28" style:family="text">
      <style:text-properties fo:font-style="normal" officeooo:rsid="07133b47" style:font-style-asian="normal" style:font-style-complex="normal"/>
    </style:style>
    <style:style style:name="T29" style:family="text">
      <style:text-properties fo:font-style="normal" officeooo:rsid="0713fe4a" style:font-style-asian="normal" style:font-style-complex="normal"/>
    </style:style>
    <style:style style:name="T30" style:family="text">
      <style:text-properties fo:font-style="normal" officeooo:rsid="0715ac44" style:font-style-asian="normal" style:font-style-complex="normal"/>
    </style:style>
    <style:style style:name="T31" style:family="text">
      <style:text-properties fo:font-style="normal" officeooo:rsid="07175961" style:font-style-asian="normal" style:font-style-complex="normal"/>
    </style:style>
    <style:style style:name="T32" style:family="text">
      <style:text-properties fo:font-style="normal" officeooo:rsid="071a6df3" style:font-style-asian="normal" style:font-style-complex="normal"/>
    </style:style>
    <style:style style:name="T33" style:family="text">
      <style:text-properties fo:font-style="normal" officeooo:rsid="071dd709" style:font-style-asian="normal" style:font-style-complex="normal"/>
    </style:style>
    <style:style style:name="T34" style:family="text">
      <style:text-properties fo:font-style="normal" officeooo:rsid="071f8ad0" style:font-style-asian="normal" style:font-style-complex="normal"/>
    </style:style>
    <style:style style:name="T35" style:family="text">
      <style:text-properties fo:font-style="normal" officeooo:rsid="072288dc" style:font-style-asian="normal" style:font-style-complex="normal"/>
    </style:style>
    <style:style style:name="T36" style:family="text">
      <style:text-properties fo:font-style="normal" officeooo:rsid="0723bf02" style:font-style-asian="normal" style:font-style-complex="normal"/>
    </style:style>
    <style:style style:name="T37" style:family="text">
      <style:text-properties fo:font-style="normal" officeooo:rsid="072563dd" style:font-style-asian="normal" style:font-style-complex="normal"/>
    </style:style>
    <style:style style:name="T38" style:family="text">
      <style:text-properties fo:font-style="normal" officeooo:rsid="072f0a95" style:font-style-asian="normal" style:font-style-complex="normal"/>
    </style:style>
    <style:style style:name="T39" style:family="text">
      <style:text-properties fo:font-style="normal" officeooo:rsid="07301ae7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67fea4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68117a5" style:font-style-asian="normal" style:font-weight-asian="normal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678d83e" style:font-weight-asian="normal" style:font-weight-complex="normal"/>
    </style:style>
    <style:style style:name="T45" style:family="text">
      <style:text-properties fo:font-weight="normal" officeooo:rsid="067dc6ef" style:font-weight-asian="normal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68b516b" style:font-style-asian="italic" style:font-style-complex="italic"/>
    </style:style>
    <style:style style:name="T48" style:family="text">
      <style:text-properties fo:font-style="italic" officeooo:rsid="068c4c4d" style:font-style-asian="italic" style:font-style-complex="italic"/>
    </style:style>
    <style:style style:name="T49" style:family="text">
      <style:text-properties fo:font-style="italic" officeooo:rsid="06d6e7a7" style:font-style-asian="italic" style:font-style-complex="italic"/>
    </style:style>
    <style:style style:name="T50" style:family="text">
      <style:text-properties fo:font-style="italic" officeooo:rsid="06e5f6b6" style:font-style-asian="italic" style:font-style-complex="italic"/>
    </style:style>
    <style:style style:name="T51" style:family="text">
      <style:text-properties fo:font-style="italic" officeooo:rsid="07133b47" style:font-style-asian="italic" style:font-style-complex="italic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67fea43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68117a5" style:font-style-asian="italic" style:font-weight-asian="normal" style:font-style-complex="italic" style:font-weight-complex="normal"/>
    </style:style>
    <style:style style:name="T55" style:family="text">
      <style:text-properties officeooo:rsid="066faebc"/>
    </style:style>
    <style:style style:name="T56" style:family="text">
      <style:text-properties officeooo:rsid="0672f6eb"/>
    </style:style>
    <style:style style:name="T57" style:family="text">
      <style:text-properties officeooo:rsid="068b516b"/>
    </style:style>
    <style:style style:name="T58" style:family="text">
      <style:text-properties officeooo:rsid="06923a9c"/>
    </style:style>
    <style:style style:name="T59" style:family="text">
      <style:text-properties officeooo:rsid="06b36f74"/>
    </style:style>
    <style:style style:name="T60" style:family="text">
      <style:text-properties officeooo:rsid="06b3fbcb"/>
    </style:style>
    <style:style style:name="T61" style:family="text">
      <style:text-properties officeooo:rsid="06b71725"/>
    </style:style>
    <style:style style:name="T62" style:family="text">
      <style:text-properties officeooo:rsid="06b7e398"/>
    </style:style>
    <style:style style:name="T63" style:family="text">
      <style:text-properties officeooo:rsid="06bba39e"/>
    </style:style>
    <style:style style:name="T64" style:family="text">
      <style:text-properties officeooo:rsid="06c1a0a4"/>
    </style:style>
    <style:style style:name="T65" style:family="text">
      <style:text-properties officeooo:rsid="06c5623c"/>
    </style:style>
    <style:style style:name="T66" style:family="text">
      <style:text-properties officeooo:rsid="06c5fb3d"/>
    </style:style>
    <style:style style:name="T67" style:family="text">
      <style:text-properties officeooo:rsid="06c7feff"/>
    </style:style>
    <style:style style:name="T68" style:family="text">
      <style:text-properties officeooo:rsid="06d1e1d5"/>
    </style:style>
    <style:style style:name="T69" style:family="text">
      <style:text-properties officeooo:rsid="06d3fd30"/>
    </style:style>
    <style:style style:name="T70" style:family="text">
      <style:text-properties officeooo:rsid="05eaee32"/>
    </style:style>
    <style:style style:name="T71" style:family="text">
      <style:text-properties officeooo:rsid="06dc06cf"/>
    </style:style>
    <style:style style:name="T72" style:family="text">
      <style:text-properties officeooo:rsid="06e44ba1"/>
    </style:style>
    <style:style style:name="T73" style:family="text">
      <style:text-properties officeooo:rsid="06f52dad"/>
    </style:style>
    <style:style style:name="T74" style:family="text">
      <style:text-properties officeooo:rsid="06f7b01d"/>
    </style:style>
    <style:style style:name="T75" style:family="text">
      <style:text-properties officeooo:rsid="070e6925"/>
    </style:style>
    <style:style style:name="T76" style:family="text">
      <style:text-properties officeooo:rsid="07130eb4"/>
    </style:style>
    <style:style style:name="T77" style:family="text">
      <style:text-properties officeooo:rsid="072e21b9"/>
    </style:style>
    <style:style style:name="T78" style:family="text">
      <style:text-properties officeooo:rsid="07335c4e"/>
    </style:style>
    <style:style style:name="T79" style:family="text">
      <style:text-properties officeooo:rsid="07349d2d"/>
    </style:style>
    <style:style style:name="T80" style:family="text">
      <style:text-properties officeooo:rsid="07355e2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Section 1: <text:span text:style-name="T56">Propositional Logic</text:span></text:h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33">Definitions: Propositional Logic</text:p>
            <text:p text:style-name="Text_20_body">We call a sentence a <text:span text:style-name="Strong_20_Emphasis">proposition</text:span> if it is unambiguously true or false. A <text:span text:style-name="Emphasis">propositional variable</text:span> is simply a variable name that stands for a proposition. A <text:span text:style-name="Emphasis">formal proposition</text:span> will mean a proposition written using propositional logic notation according to the following rules:</text:p>
            <text:list xml:id="list8542484163024244195" text:style-name="L2">
              <text:list-item>
                <text:p text:style-name="P53">Any propositional variable alone is a formal proposition. </text:p>
              </text:list-item>
              <text:list-item>
                <text:p text:style-name="P53">The proposition <text:span text:style-name="Strong_20_Emphasis"><text:span text:style-name="Emphasis">p ∧ q</text:span></text:span> stands for "Both <text:span text:style-name="Emphasis">p</text:span> and <text:span text:style-name="Emphasis">q</text:span> are true", and we read this as "<text:span text:style-name="Emphasis">p </text:span><text:span text:style-name="Emphasis"><text:span text:style-name="Strong_20_Emphasis">and</text:span></text:span><text:span text:style-name="Emphasis"> q</text:span>". </text:p>
              </text:list-item>
              <text:list-item>
                <text:p text:style-name="P53">The proposition <text:span text:style-name="Emphasis"><text:span text:style-name="Strong_20_Emphasis">p ∨ q</text:span></text:span> stands for "Either <text:span text:style-name="Emphasis">p</text:span> or <text:span text:style-name="Emphasis">q</text:span> is true", and we read this as "<text:span text:style-name="Emphasis">p </text:span><text:span text:style-name="Emphasis"><text:span text:style-name="Strong_20_Emphasis">or</text:span></text:span><text:span text:style-name="Emphasis"> q</text:span>". </text:p>
              </text:list-item>
              <text:list-item>
                <text:p text:style-name="P39">The proposition <text:span text:style-name="Emphasis"><text:span text:style-name="Strong_20_Emphasis">¬p</text:span></text:span> stands for "It is not the case that <text:span text:style-name="Emphasis">p</text:span> is true", and we read this as "<text:span text:style-name="Strong_20_Emphasis"><text:span text:style-name="Emphasis">not</text:span></text:span><text:span text:style-name="Emphasis"> p</text:span>". <text:span text:style-name="Emphasis">¬p</text:span> is known as the <text:span text:style-name="Strong_20_Emphasis">negation</text:span> of<text:span text:style-name="Emphasis"> p.</text:span> </text:p>
              </text:list-item>
            </text:list>
            <text:p text:style-name="P37"><text:span text:style-name="T6">A</text:span><text:span text:style-name="T4">s an example,</text:span></text:p>
            <text:p text:style-name="P34"><text:span text:style-name="T43">“p” symbolizes the proposition “</text:span><text:span text:style-name="T45">x &gt; 0</text:span><text:span text:style-name="T43">”, “</text:span><text:span text:style-name="T44">q” symbolizes the proposition “</text:span><text:span text:style-name="T45">x &lt; 10</text:span><text:span text:style-name="T44">”.</text:span></text:p>
            <text:p text:style-name="P35"><text:span text:style-name="T44">T</text:span><text:span text:style-name="T43">he result of </text:span><text:span text:style-name="T52">p</text:span><text:span text:style-name="T40"> can either be </text:span><text:span text:style-name="T4">true</text:span><text:span text:style-name="T40"> or </text:span><text:span text:style-name="T4">false</text:span><text:span text:style-name="T40">, and the same is true of </text:span><text:span text:style-name="T53">q</text:span><text:span text:style-name="T41">. </text:span><text:span text:style-name="T42">We can also combine </text:span><text:span text:style-name="T54">p</text:span><text:span text:style-name="T42"> and </text:span><text:span text:style-name="T54">q</text:span><text:span text:style-name="T42"> into another proposition, such as: “Is </text:span><text:span text:style-name="T54">p</text:span><text:span text:style-name="T42"> true, or is </text:span><text:span text:style-name="T54">q</text:span><text:span text:style-name="T42"> true?” or “Is </text:span><text:span text:style-name="T54">p</text:span><text:span text:style-name="T42"> true, and is </text:span><text:span text:style-name="T54">q</text:span><text:span text:style-name="T42"> true?”.</text:span></text:p>
            <text:p text:style-name="P36"><text:span text:style-name="T40">To make it shorter, we can write these with symbols: “</text:span><text:span text:style-name="Emphasis"><text:span text:style-name="T43">p ∧ q”, “</text:span></text:span><text:span text:style-name="Strong_20_Emphasis"><text:span text:style-name="T52">p ∨ q</text:span></text:span><text:span text:style-name="Emphasis"><text:span text:style-name="T43">”.</text:span></text:span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Exercise 1</text:p>
          </table:table-cell>
          <table:table-cell table:style-name="Table1.A1" office:value-type="string">
            <text:p text:style-name="P4"><text:span text:style-name="T80">18</text:span>%</text:p>
          </table:table-cell>
        </table:table-row>
      </table:table>
      <text:p text:style-name="Standard"/>
      <text:p text:style-name="P41">A proposition does not need to be <text:span text:style-name="T46">true</text:span><text:span text:style-name="T4"> in order to be a proposition. </text:span><text:span text:style-name="T7">For the following propositions, mark whether they are true or false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(a) <text:span text:style-name="T47">p</text:span><text:span text:style-name="T57">: “10 + 20 = 30”</text:span></text:p>
          </table:table-cell>
          <table:table-cell table:style-name="Table3.A1" office:value-type="string">
            <text:p text:style-name="P8">(b) <text:span text:style-name="T48">q:</text:span><text:span text:style-name="T8"> “</text:span><text:span text:style-name="T9">12 + 12 = 20”</text:span></text:p>
          </table:table-cell>
        </table:table-row>
        <table:table-row>
          <table:table-cell table:style-name="Table3.A1" office:value-type="string">
            <text:p text:style-name="P19">(c) <text:span text:style-name="T46">r:</text:span><text:span text:style-name="T4"> “x &gt; 10”, </text:span><text:span text:style-name="T16">when x = 0.</text:span></text:p>
          </table:table-cell>
          <table:table-cell table:style-name="Table3.A1" office:value-type="string">
            <text:p text:style-name="P20">(<text:span text:style-name="T65">d</text:span>) <text:span text:style-name="T67">s</text:span><text:span text:style-name="T46">:</text:span><text:span text:style-name="T4"> “x &gt; 10”, </text:span><text:span text:style-name="T16">when x = </text:span><text:span text:style-name="T17">15</text:span><text:span text:style-name="T16">.</text:span></text:p>
          </table:table-cell>
        </table:table-row>
        <table:table-row>
          <table:table-cell table:style-name="Table3.A1" office:value-type="string">
            <text:p text:style-name="P21">(<text:span text:style-name="T66">e</text:span>) <text:span text:style-name="T67">t</text:span><text:span text:style-name="T46">:</text:span><text:span text:style-name="T4"> “x </text:span><text:span text:style-name="T18">&lt;</text:span><text:span text:style-name="T4"> </text:span><text:span text:style-name="T18">5</text:span><text:span text:style-name="T4">”, </text:span><text:span text:style-name="T16">when x = </text:span><text:span text:style-name="T18">5</text:span><text:span text:style-name="T16">.</text:span></text:p>
          </table:table-cell>
          <table:table-cell table:style-name="Table3.A1" office:value-type="string">
            <text:p text:style-name="P22"><text:span text:style-name="T19"/></text:p>
          </table:table-cell>
        </table:table-row>
      </table:table>
      <text:p text:style-name="Standard"/>
      <text:p text:style-name="P65">For the following combinations of propositions, mark whether the entire <text:span text:style-name="T68">statement</text:span> is true or false.</text:p>
      <text:p text:style-name="P6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(<text:span text:style-name="T69">f</text:span>) <text:tab/><text:span text:style-name="T47">p</text:span><text:span text:style-name="T57">: “a equals 1”, <text:tab/></text:span><text:span text:style-name="T49">q</text:span><text:span text:style-name="T20">: “</text:span><text:span text:style-name="T21">b equals 2”</text:span></text:p>
          </table:table-cell>
          <table:table-cell table:style-name="Table5.A1" office:value-type="string">
            <text:p text:style-name="P9"><text:span text:style-name="T9"><draw:frame draw:style-name="fr1" draw:name="Object1" text:anchor-type="as-char" svg:y="-0.1484in" svg:width="0.4134in" svg:height="0.183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">, </text:span><text:span text:style-name="T22">when a = 1 and b = 2</text:span></text:p>
          </table:table-cell>
        </table:table-row>
        <table:table-row table:style-name="Table5.1">
          <table:table-cell table:style-name="Table5.A1" office:value-type="string">
            <text:p text:style-name="P23">(g)<text:span text:style-name="T70"> <text:tab/></text:span><text:span text:style-name="T47">p</text:span><text:span text:style-name="T57">: “a equals 1”, <text:tab/></text:span><text:span text:style-name="T49">q</text:span><text:span text:style-name="T20">: “</text:span><text:span text:style-name="T21">b equals 2”</text:span></text:p>
          </table:table-cell>
          <table:table-cell table:style-name="Table5.A1" office:value-type="string">
            <text:p text:style-name="P10"><text:span text:style-name="T9"><draw:frame draw:style-name="fr1" draw:name="Object2" text:anchor-type="as-char" svg:y="-0.1484in" svg:width="0.4134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, </text:span><text:span text:style-name="T22">when a = 1 and b = </text:span><text:span text:style-name="T23">3</text:span></text:p>
          </table:table-cell>
        </table:table-row>
        <table:table-row table:style-name="Table5.1">
          <table:table-cell table:style-name="Table5.A1" office:value-type="string">
            <text:p text:style-name="P7">(<text:span text:style-name="T71">h</text:span>) <text:tab/><text:span text:style-name="T47">p</text:span><text:span text:style-name="T57">: “a equals 1”, <text:tab/></text:span><text:span text:style-name="T49">q</text:span><text:span text:style-name="T20">: “</text:span><text:span text:style-name="T21">b equals 2”</text:span></text:p>
          </table:table-cell>
          <table:table-cell table:style-name="Table5.A1" office:value-type="string">
            <text:p text:style-name="P9"><text:span text:style-name="T9"><draw:frame draw:style-name="fr1" draw:name="Object3" text:anchor-type="as-char" svg:y="-0.1484in" svg:width="0.4138in" svg:height="0.1846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, </text:span><text:span text:style-name="T22">when a = </text:span><text:span text:style-name="T24">5</text:span><text:span text:style-name="T22"> and b = 2</text:span></text:p>
          </table:table-cell>
        </table:table-row>
        <table:table-row table:style-name="Table5.1">
          <table:table-cell table:style-name="Table5.A1" office:value-type="string">
            <text:p text:style-name="P23">(<text:span text:style-name="T71">i</text:span>)<text:span text:style-name="T70"> <text:tab/></text:span><text:span text:style-name="T47">p</text:span><text:span text:style-name="T57">: “a equals 1”, <text:tab/></text:span><text:span text:style-name="T49">q</text:span><text:span text:style-name="T20">: “</text:span><text:span text:style-name="T21">b equals 2”</text:span></text:p>
          </table:table-cell>
          <table:table-cell table:style-name="Table5.A1" office:value-type="string">
            <text:p text:style-name="P10"><text:span text:style-name="T9"><draw:frame draw:style-name="fr1" draw:name="Object4" text:anchor-type="as-char" svg:y="-0.1484in" svg:width="0.4138in" svg:height="0.1846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, </text:span><text:span text:style-name="T22">when a = </text:span><text:span text:style-name="T24">3</text:span><text:span text:style-name="T22"> and b = </text:span><text:span text:style-name="T23">3</text:span></text:p>
          </table:table-cell>
        </table:table-row>
      </table:table>
      <text:p text:style-name="P7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5">Exercise <text:span text:style-name="T58">2</text:span></text:p>
          </table:table-cell>
          <table:table-cell table:style-name="Table9.A1" office:value-type="string">
            <text:p text:style-name="P59"><text:span text:style-name="T79">32</text:span>%</text:p>
          </table:table-cell>
        </table:table-row>
      </table:table>
      <text:p text:style-name="P63"/>
      <text:p text:style-name="P43"><text:span text:style-name="T7">S</text:span><text:span text:style-name="T4">ometimes we have propositions where we don’t know the exact answer. When programming, our if statements might be looking at these propositions to figure out whether to branch or not.</text:span></text:p>
      <text:p text:style-name="P44"><text:span text:style-name="T4">Given the following propositions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6">p</text:span><text:span text:style-name="T4">: “The printer is offline”, </text:span><text:span text:style-name="T46">q</text:span><text:span text:style-name="T4">: “The printer is out of paper”,</text:span><text:span text:style-name="T46"> r</text:span><text:span text:style-name="T4">: “The document has finished printing”</text:span></text:p>
          </table:table-cell>
        </table:table-row>
      </table:table>
      <text:p text:style-name="Standard"/>
      <text:p text:style-name="Standard"><text:span text:style-name="T4">Write propositions that </text:span><text:span text:style-name="T12">are described by the following sentences, </text:span><text:span text:style-name="T13">using </text:span><text:span text:style-name="T13"><draw:frame draw:style-name="fr1" draw:name="Object25" text:anchor-type="as-char" svg:y="-0.1484in" svg:width="0.9602in" svg:height="0.1839in" draw:z-index="0"><draw:object xlink:href="./Object 25" xlink:type="simple" xlink:show="embed" xlink:actuate="onLoad"/><draw:image xlink:href="./ObjectReplacements/Object 25" xlink:type="simple" xlink:show="embed" xlink:actuate="onLoad"/></draw:frame></text:span><text:span text:style-name="T12">:</text:span></text:p>
      <text:p text:style-name="Standard"><text:span text:style-name="T12"/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2"><text:span text:style-name="T10">(</text:span><text:span text:style-name="T4">a) </text:span><text:span text:style-name="T14">The printer is not out of paper.</text:span></text:p>
          </table:table-cell>
        </table:table-row>
        <table:table-row>
          <table:table-cell table:style-name="Table23.A1" office:value-type="string">
            <text:p text:style-name="P13"><text:span text:style-name="T11">(</text:span><text:span text:style-name="T4">b) </text:span><text:span text:style-name="T15">The printer is online.</text:span></text:p>
          </table:table-cell>
        </table:table-row>
        <table:table-row>
          <table:table-cell table:style-name="Table23.A1" office:value-type="string">
            <text:p text:style-name="P11">(c) <text:span text:style-name="T60">The printer is offline and it is out of paper.</text:span> </text:p>
          </table:table-cell>
        </table:table-row>
        <table:table-row>
          <table:table-cell table:style-name="Table23.A1" office:value-type="string">
            <text:p text:style-name="P14">(d) <text:span text:style-name="T59">The printer is online and it is not out of paper.</text:span></text:p>
          </table:table-cell>
        </table:table-row>
        <table:table-row>
          <table:table-cell table:style-name="Table23.A1" office:value-type="string">
            <text:p text:style-name="P15">(e) Either the printer is offline, or it is out of paper.</text:p>
          </table:table-cell>
        </table:table-row>
        <table:table-row>
          <table:table-cell table:style-name="Table23.A1" office:value-type="string">
            <text:p text:style-name="P16">(f) The printer i<text:span text:style-name="T61">s online, but it is out of paper.</text:span></text:p>
          </table:table-cell>
        </table:table-row>
        <table:table-row>
          <table:table-cell table:style-name="Table23.A1" office:value-type="string">
            <text:p text:style-name="P17">(g) The printer is <text:span text:style-name="T62">offline or it is out of paper, but not both.</text:span></text:p>
          </table:table-cell>
        </table:table-row>
        <table:table-row>
          <table:table-cell table:style-name="Table23.A1" office:value-type="string">
            <text:p text:style-name="P18">(h) The printer is online and the printer has paper, <text:span text:style-name="T63">and</text:span> the document has not finished printing.</text:p>
          </table:table-cell>
        </table:table-row>
      </table:table>
      <text:p text:style-name="P54"/>
      <text:p text:style-name="P64"><text:span text:style-name="T5"/></text:p>
      <text:p text:style-name="P64"><text:span text:style-name="T5"/></text:p>
      <text:h text:style-name="P32" text:outline-level="1">Section <text:span text:style-name="T64">2</text:span>: <text:span text:style-name="T64">Truth Tables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<text:span text:style-name="T72">We can build truth tables to show all possible outcomes of a proposition. We list out all possible combinations of the </text:span><text:span text:style-name="T50">propositional variables</text:span><text:span text:style-name="T25"> on the left side, and then </text:span><text:span text:style-name="T26">build out the result of the full proposition on the right side.</text:span></text:p>
            <text:p text:style-name="P38"><text:span text:style-name="T26">E</text:span><text:span text:style-name="T4">xample</text:span><text:span text:style-name="T27">s</text:span><text:span text:style-name="T4">:</text:span></text:p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24"><draw:frame draw:style-name="fr1" draw:name="Object5" text:anchor-type="as-char" svg:y="-0.1484in" svg:width="0.4134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p>
                </table:table-cell>
                <table:table-cell table:style-name="Table6.A1" office:value-type="string">
                  <text:p text:style-name="P24"><draw:frame draw:style-name="fr1" draw:name="Object6" text:anchor-type="as-char" svg:y="-0.1484in" svg:width="0.4138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  <table:table-cell table:style-name="Table6.A1" office:value-type="string">
                  <text:p text:style-name="P24"><draw:frame draw:style-name="fr1" draw:name="Object7" text:anchor-type="as-char" svg:y="-0.1484in" svg:width="0.2925in" svg:height="0.184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  </table:table-cell>
              </table:table-row>
              <table:table-row>
                <table:table-cell table:style-name="Table6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/>
                    <table:table-column table:style-name="Table7.D"/>
                    <table:table-row>
                      <table:table-cell table:style-name="Table7.A1" office:value-type="string">
                        <text:p text:style-name="P24"><draw:frame draw:style-name="fr1" draw:name="Object8" text:anchor-type="as-char" svg:y="-0.1484in" svg:width="0.1839in" svg:height="0.1846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        </table:table-cell>
                      <table:table-cell table:style-name="Table7.A1" office:value-type="string">
                        <text:p text:style-name="P24"><draw:frame draw:style-name="fr1" draw:name="Object9" text:anchor-type="as-char" svg:y="-0.1484in" svg:width="0.1693in" svg:height="0.1846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        </table:table-cell>
                      <table:table-cell table:style-name="Table7.A1" office:value-type="string">
                        <text:p text:style-name="P24"/>
                      </table:table-cell>
                      <table:table-cell table:style-name="Table7.D1" office:value-type="string">
                        <text:p text:style-name="P24"><draw:frame draw:style-name="fr1" draw:name="Object10" text:anchor-type="as-char" svg:y="-0.1484in" svg:width="0.4134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        </table:table-cell>
                    </table:table-row>
                    <table:table-row>
                      <table:table-cell table:style-name="Table7.A5" office:value-type="string">
                        <text:p text:style-name="P26">T</text:p>
                      </table:table-cell>
                      <table:table-cell table:style-name="Table7.B5" office:value-type="string">
                        <text:p text:style-name="P26">T</text:p>
                      </table:table-cell>
                      <table:table-cell table:style-name="Table7.C2" office:value-type="string">
                        <text:p text:style-name="P24"/>
                      </table:table-cell>
                      <table:table-cell table:style-name="Table7.D5" office:value-type="string">
                        <text:p text:style-name="P26">T</text:p>
                      </table:table-cell>
                    </table:table-row>
                    <table:table-row>
                      <table:table-cell table:style-name="Table7.A5" office:value-type="string">
                        <text:p text:style-name="P26">T</text:p>
                      </table:table-cell>
                      <table:table-cell table:style-name="Table7.B5" office:value-type="string">
                        <text:p text:style-name="P26">F</text:p>
                      </table:table-cell>
                      <table:table-cell table:style-name="Table7.C2" office:value-type="string">
                        <text:p text:style-name="P24"/>
                      </table:table-cell>
                      <table:table-cell table:style-name="Table7.D5" office:value-type="string">
                        <text:p text:style-name="P26">F</text:p>
                      </table:table-cell>
                    </table:table-row>
                    <table:table-row>
                      <table:table-cell table:style-name="Table7.A5" office:value-type="string">
                        <text:p text:style-name="P26">F</text:p>
                      </table:table-cell>
                      <table:table-cell table:style-name="Table7.B5" office:value-type="string">
                        <text:p text:style-name="P26">T</text:p>
                      </table:table-cell>
                      <table:table-cell table:style-name="Table7.C2" office:value-type="string">
                        <text:p text:style-name="P24"/>
                      </table:table-cell>
                      <table:table-cell table:style-name="Table7.D5" office:value-type="string">
                        <text:p text:style-name="P26">F</text:p>
                      </table:table-cell>
                    </table:table-row>
                    <table:table-row>
                      <table:table-cell table:style-name="Table7.A5" office:value-type="string">
                        <text:p text:style-name="P26">F</text:p>
                      </table:table-cell>
                      <table:table-cell table:style-name="Table7.B5" office:value-type="string">
                        <text:p text:style-name="P26">F</text:p>
                      </table:table-cell>
                      <table:table-cell table:style-name="Table7.C2" office:value-type="string">
                        <text:p text:style-name="P24"/>
                      </table:table-cell>
                      <table:table-cell table:style-name="Table7.D5" office:value-type="string">
                        <text:p text:style-name="P26">F</text:p>
                      </table:table-cell>
                    </table:table-row>
                  </table:table>
                  <text:p text:style-name="P24"/>
                </table:table-cell>
                <table:table-cell table:style-name="Table6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column table:style-name="Table8.D"/>
                    <table:table-row>
                      <table:table-cell table:style-name="Table8.A1" office:value-type="string">
                        <text:p text:style-name="P24"><draw:frame draw:style-name="fr1" draw:name="Object11" text:anchor-type="as-char" svg:y="-0.1484in" svg:width="0.1839in" svg:height="0.1846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        </table:table-cell>
                      <table:table-cell table:style-name="Table8.A1" office:value-type="string">
                        <text:p text:style-name="P24"><draw:frame draw:style-name="fr1" draw:name="Object12" text:anchor-type="as-char" svg:y="-0.1484in" svg:width="0.1693in" svg:height="0.1846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        </table:table-cell>
                      <table:table-cell table:style-name="Table8.A1" office:value-type="string">
                        <text:p text:style-name="P24"/>
                      </table:table-cell>
                      <table:table-cell table:style-name="Table8.D1" office:value-type="string">
                        <text:p text:style-name="P24"><draw:frame draw:style-name="fr1" draw:name="Object13" text:anchor-type="as-char" svg:y="-0.1484in" svg:width="0.4134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        </table:table-cell>
                    </table:table-row>
                    <table:table-row>
                      <table:table-cell table:style-name="Table8.A2" office:value-type="string">
                        <text:p text:style-name="P26">T</text:p>
                      </table:table-cell>
                      <table:table-cell table:style-name="Table8.B2" office:value-type="string">
                        <text:p text:style-name="P26">T</text:p>
                      </table:table-cell>
                      <table:table-cell table:style-name="Table8.C2" office:value-type="string">
                        <text:p text:style-name="P24"/>
                      </table:table-cell>
                      <table:table-cell table:style-name="Table8.D2" office:value-type="string">
                        <text:p text:style-name="P26">T</text:p>
                      </table:table-cell>
                    </table:table-row>
                    <table:table-row>
                      <table:table-cell table:style-name="Table8.A3" office:value-type="string">
                        <text:p text:style-name="P26">T</text:p>
                      </table:table-cell>
                      <table:table-cell table:style-name="Table8.B3" office:value-type="string">
                        <text:p text:style-name="P26">F</text:p>
                      </table:table-cell>
                      <table:table-cell table:style-name="Table8.C2" office:value-type="string">
                        <text:p text:style-name="P24"/>
                      </table:table-cell>
                      <table:table-cell table:style-name="Table8.D3" office:value-type="string">
                        <text:p text:style-name="P26">F</text:p>
                      </table:table-cell>
                    </table:table-row>
                    <table:table-row>
                      <table:table-cell table:style-name="Table8.A4" office:value-type="string">
                        <text:p text:style-name="P26">F</text:p>
                      </table:table-cell>
                      <table:table-cell table:style-name="Table8.B4" office:value-type="string">
                        <text:p text:style-name="P26">T</text:p>
                      </table:table-cell>
                      <table:table-cell table:style-name="Table8.C2" office:value-type="string">
                        <text:p text:style-name="P24"/>
                      </table:table-cell>
                      <table:table-cell table:style-name="Table8.D4" office:value-type="string">
                        <text:p text:style-name="P26">F</text:p>
                      </table:table-cell>
                    </table:table-row>
                    <table:table-row>
                      <table:table-cell table:style-name="Table8.A5" office:value-type="string">
                        <text:p text:style-name="P26">F</text:p>
                      </table:table-cell>
                      <table:table-cell table:style-name="Table8.B5" office:value-type="string">
                        <text:p text:style-name="P26">F</text:p>
                      </table:table-cell>
                      <table:table-cell table:style-name="Table8.C2" office:value-type="string">
                        <text:p text:style-name="P24"/>
                      </table:table-cell>
                      <table:table-cell table:style-name="Table8.D5" office:value-type="string">
                        <text:p text:style-name="P26">F</text:p>
                      </table:table-cell>
                    </table:table-row>
                  </table:table>
                  <text:p text:style-name="P24"/>
                </table:table-cell>
                <table:table-cell table:style-name="Table6.A1" office:value-type="string">
                  <table:table table:name="Table10" table:style-name="Table10">
                    <table:table-column table:style-name="Table10.A"/>
                    <table:table-column table:style-name="Table10.B"/>
                    <table:table-column table:style-name="Table10.C"/>
                    <table:table-row>
                      <table:table-cell table:style-name="Table10.A1" office:value-type="string">
                        <text:p text:style-name="P24"><draw:frame draw:style-name="fr1" draw:name="Object14" text:anchor-type="as-char" svg:y="-0.1484in" svg:width="0.1839in" svg:height="0.1846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      </table:table-cell>
                      <table:table-cell table:style-name="Table10.A1" office:value-type="string">
                        <text:p text:style-name="P24"/>
                      </table:table-cell>
                      <table:table-cell table:style-name="Table10.C1" office:value-type="string">
                        <text:p text:style-name="P24"><draw:frame draw:style-name="fr1" draw:name="Object15" text:anchor-type="as-char" svg:y="-0.1484in" svg:width="0.2925in" svg:height="0.1846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        </table:table-cell>
                    </table:table-row>
                    <table:table-row>
                      <table:table-cell table:style-name="Table10.A3" office:value-type="string">
                        <text:p text:style-name="P27">T</text:p>
                      </table:table-cell>
                      <table:table-cell table:style-name="Table10.B2" office:value-type="string">
                        <text:p text:style-name="P24"/>
                      </table:table-cell>
                      <table:table-cell table:style-name="Table10.C2" office:value-type="string">
                        <text:p text:style-name="P27">F</text:p>
                      </table:table-cell>
                    </table:table-row>
                    <table:table-row>
                      <table:table-cell table:style-name="Table10.A3" office:value-type="string">
                        <text:p text:style-name="P27">F</text:p>
                      </table:table-cell>
                      <table:table-cell table:style-name="Table10.B2" office:value-type="string">
                        <text:p text:style-name="P24"/>
                      </table:table-cell>
                      <table:table-cell table:style-name="Table10.C3" office:value-type="string">
                        <text:p text:style-name="P27">T</text:p>
                      </table:table-cell>
                    </table:table-row>
                  </table:table>
                  <text:p text:style-name="P24"/>
                </table:table-cell>
              </table:table-row>
            </table:table>
            <text:p text:style-name="P40"><text:span text:style-name="T4"/></text:p>
          </table:table-cell>
        </table:table-row>
      </table:table>
      <text:p text:style-name="P4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Exercise <text:span text:style-name="T73">3</text:span></text:p>
          </table:table-cell>
          <table:table-cell table:style-name="Table11.A1" office:value-type="string">
            <text:p text:style-name="P60"><text:span text:style-name="T78">12</text:span>%</text:p>
          </table:table-cell>
        </table:table-row>
      </table:table>
      <text:p text:style-name="Standard"/>
      <text:p text:style-name="Standard">Finish <text:span text:style-name="T74">the following truth tables.</text:span></text:p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8">(a)</text:p>
          </table:table-cell>
          <table:table-cell table:style-name="Table12.A1" office:value-type="string">
            <table:table table:name="Table13" table:style-name="Table13">
              <table:table-column table:style-name="Table13.A" table:number-columns-repeated="2"/>
              <table:table-column table:style-name="Table13.C"/>
              <table:table-column table:style-name="Table13.D"/>
              <table:table-column table:style-name="Table13.E"/>
              <table:table-row>
                <table:table-cell table:style-name="Table13.A1" office:value-type="string">
                  <text:p text:style-name="P24"><draw:frame draw:style-name="fr1" draw:name="Object16" text:anchor-type="as-char" svg:y="-0.1484in" svg:width="0.1839in" svg:height="0.1846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  </table:table-cell>
                <table:table-cell table:style-name="Table13.A1" office:value-type="string">
                  <text:p text:style-name="P24"><draw:frame draw:style-name="fr1" draw:name="Object17" text:anchor-type="as-char" svg:y="-0.1484in" svg:width="0.1693in" svg:height="0.1846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  </table:table-cell>
                <table:table-cell table:style-name="Table13.A1" office:value-type="string">
                  <text:p text:style-name="P25"/>
                </table:table-cell>
                <table:table-cell table:style-name="Table13.A1" office:value-type="string">
                  <text:p text:style-name="P24"><draw:frame draw:style-name="fr1" draw:name="Object18" text:anchor-type="as-char" svg:y="-0.1484in" svg:width="0.278in" svg:height="0.1846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  </table:table-cell>
                <table:table-cell table:style-name="Table13.E1" office:value-type="string">
                  <text:p text:style-name="P24"><draw:frame draw:style-name="fr1" draw:name="Object19" text:anchor-type="as-char" svg:y="-0.1484in" svg:width="0.5209in" svg:height="0.1846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  </table:table-cell>
              </table:table-row>
              <table:table-row>
                <table:table-cell table:style-name="Table13.A5" office:value-type="string">
                  <text:p text:style-name="P26">T</text:p>
                </table:table-cell>
                <table:table-cell table:style-name="Table13.B5" office:value-type="string">
                  <text:p text:style-name="P26">T</text:p>
                </table:table-cell>
                <table:table-cell table:style-name="Table13.C2" office:value-type="string">
                  <text:p text:style-name="P24"/>
                </table:table-cell>
                <table:table-cell table:style-name="Table13.D5" office:value-type="string">
                  <text:p text:style-name="P29">F</text:p>
                </table:table-cell>
                <table:table-cell table:style-name="Table13.E5" office:value-type="string">
                  <text:p text:style-name="P24"/>
                </table:table-cell>
              </table:table-row>
              <table:table-row>
                <table:table-cell table:style-name="Table13.A5" office:value-type="string">
                  <text:p text:style-name="P26">T</text:p>
                </table:table-cell>
                <table:table-cell table:style-name="Table13.B5" office:value-type="string">
                  <text:p text:style-name="P26">F</text:p>
                </table:table-cell>
                <table:table-cell table:style-name="Table13.C2" office:value-type="string">
                  <text:p text:style-name="P24"/>
                </table:table-cell>
                <table:table-cell table:style-name="Table13.D5" office:value-type="string">
                  <text:p text:style-name="P29">T</text:p>
                </table:table-cell>
                <table:table-cell table:style-name="Table13.E5" office:value-type="string">
                  <text:p text:style-name="P24"/>
                </table:table-cell>
              </table:table-row>
              <table:table-row>
                <table:table-cell table:style-name="Table13.A5" office:value-type="string">
                  <text:p text:style-name="P26">F</text:p>
                </table:table-cell>
                <table:table-cell table:style-name="Table13.B5" office:value-type="string">
                  <text:p text:style-name="P26">T</text:p>
                </table:table-cell>
                <table:table-cell table:style-name="Table13.C2" office:value-type="string">
                  <text:p text:style-name="P24"/>
                </table:table-cell>
                <table:table-cell table:style-name="Table13.D5" office:value-type="string">
                  <text:p text:style-name="P24"/>
                </table:table-cell>
                <table:table-cell table:style-name="Table13.E5" office:value-type="string">
                  <text:p text:style-name="P24"/>
                </table:table-cell>
              </table:table-row>
              <table:table-row>
                <table:table-cell table:style-name="Table13.A5" office:value-type="string">
                  <text:p text:style-name="P26">F</text:p>
                </table:table-cell>
                <table:table-cell table:style-name="Table13.B5" office:value-type="string">
                  <text:p text:style-name="P26">F</text:p>
                </table:table-cell>
                <table:table-cell table:style-name="Table13.C2" office:value-type="string">
                  <text:p text:style-name="P24"/>
                </table:table-cell>
                <table:table-cell table:style-name="Table13.D5" office:value-type="string">
                  <text:p text:style-name="P24"/>
                </table:table-cell>
                <table:table-cell table:style-name="Table13.E5" office:value-type="string">
                  <text:p text:style-name="P2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1" office:value-type="string">
            <text:p text:style-name="P28"/>
          </table:table-cell>
          <table:table-cell table:style-name="Table12.A1" office:value-type="string">
            <text:p text:style-name="P24"/>
          </table:table-cell>
        </table:table-row>
        <table:table-row>
          <table:table-cell table:style-name="Table12.A1" office:value-type="string">
            <text:p text:style-name="P30">(b)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 table:number-columns-repeated="2"/>
              <table:table-column table:style-name="Table14.F"/>
              <table:table-row>
                <table:table-cell table:style-name="Table14.A1" office:value-type="string">
                  <text:p text:style-name="P24"><draw:frame draw:style-name="fr1" draw:name="Object20" text:anchor-type="as-char" svg:y="-0.1484in" svg:width="0.1839in" svg:height="0.1846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  </table:table-cell>
                <table:table-cell table:style-name="Table14.A1" office:value-type="string">
                  <text:p text:style-name="P24"><draw:frame draw:style-name="fr1" draw:name="Object21" text:anchor-type="as-char" svg:y="-0.1484in" svg:width="0.1693in" svg:height="0.1846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  </table:table-cell>
                <table:table-cell table:style-name="Table14.A1" office:value-type="string">
                  <text:p text:style-name="P24"/>
                </table:table-cell>
                <table:table-cell table:style-name="Table14.A1" office:value-type="string">
                  <text:p text:style-name="P24"><draw:frame draw:style-name="fr1" draw:name="Object22" text:anchor-type="as-char" svg:y="-0.1484in" svg:width="0.2925in" svg:height="0.1846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  </table:table-cell>
                <table:table-cell table:style-name="Table14.A1" office:value-type="string">
                  <text:p text:style-name="P24"><draw:frame draw:style-name="fr1" draw:name="Object24" text:anchor-type="as-char" svg:y="-0.1484in" svg:width="0.278in" svg:height="0.1846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  </table:table-cell>
                <table:table-cell table:style-name="Table14.F1" office:value-type="string">
                  <text:p text:style-name="P24"><draw:frame draw:style-name="fr1" draw:name="Object23" text:anchor-type="as-char" svg:y="-0.1484in" svg:width="0.6291in" svg:height="0.1846in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  </table:table-cell>
              </table:table-row>
              <table:table-row>
                <table:table-cell table:style-name="Table14.A2" office:value-type="string">
                  <text:p text:style-name="P26">T</text:p>
                </table:table-cell>
                <table:table-cell table:style-name="Table14.B2" office:value-type="string">
                  <text:p text:style-name="P26">T</text:p>
                </table:table-cell>
                <table:table-cell table:style-name="Table14.C2" office:value-type="string">
                  <text:p text:style-name="P24"/>
                </table:table-cell>
                <table:table-cell table:style-name="Table14.D2" office:value-type="string">
                  <text:p text:style-name="P29"/>
                </table:table-cell>
                <table:table-cell table:style-name="Table14.E2" office:value-type="string">
                  <text:p text:style-name="P29"/>
                </table:table-cell>
                <table:table-cell table:style-name="Table14.F2" office:value-type="string">
                  <text:p text:style-name="P24"/>
                </table:table-cell>
              </table:table-row>
              <table:table-row>
                <table:table-cell table:style-name="Table14.A3" office:value-type="string">
                  <text:p text:style-name="P26">T</text:p>
                </table:table-cell>
                <table:table-cell table:style-name="Table14.B3" office:value-type="string">
                  <text:p text:style-name="P26">F</text:p>
                </table:table-cell>
                <table:table-cell table:style-name="Table14.C2" office:value-type="string">
                  <text:p text:style-name="P24"/>
                </table:table-cell>
                <table:table-cell table:style-name="Table14.D3" office:value-type="string">
                  <text:p text:style-name="P29"/>
                </table:table-cell>
                <table:table-cell table:style-name="Table14.E3" office:value-type="string">
                  <text:p text:style-name="P29"/>
                </table:table-cell>
                <table:table-cell table:style-name="Table14.F3" office:value-type="string">
                  <text:p text:style-name="P24"/>
                </table:table-cell>
              </table:table-row>
              <table:table-row>
                <table:table-cell table:style-name="Table14.A4" office:value-type="string">
                  <text:p text:style-name="P26">F</text:p>
                </table:table-cell>
                <table:table-cell table:style-name="Table14.B4" office:value-type="string">
                  <text:p text:style-name="P26">T</text:p>
                </table:table-cell>
                <table:table-cell table:style-name="Table14.C2" office:value-type="string">
                  <text:p text:style-name="P24"/>
                </table:table-cell>
                <table:table-cell table:style-name="Table14.D4" office:value-type="string">
                  <text:p text:style-name="P24"/>
                </table:table-cell>
                <table:table-cell table:style-name="Table14.E4" office:value-type="string">
                  <text:p text:style-name="P24"/>
                </table:table-cell>
                <table:table-cell table:style-name="Table14.F4" office:value-type="string">
                  <text:p text:style-name="P24"/>
                </table:table-cell>
              </table:table-row>
              <table:table-row>
                <table:table-cell table:style-name="Table14.A5" office:value-type="string">
                  <text:p text:style-name="P26">F</text:p>
                </table:table-cell>
                <table:table-cell table:style-name="Table14.B5" office:value-type="string">
                  <text:p text:style-name="P26">F</text:p>
                </table:table-cell>
                <table:table-cell table:style-name="Table14.C2" office:value-type="string">
                  <text:p text:style-name="P24"/>
                </table:table-cell>
                <table:table-cell table:style-name="Table14.D5" office:value-type="string">
                  <text:p text:style-name="P24"/>
                </table:table-cell>
                <table:table-cell table:style-name="Table14.E5" office:value-type="string">
                  <text:p text:style-name="P24"/>
                </table:table-cell>
                <table:table-cell table:style-name="Table14.F5" office:value-type="string">
                  <text:p text:style-name="P24"/>
                </table:table-cell>
              </table:table-row>
            </table:table>
            <text:p text:style-name="P24"/>
          </table:table-cell>
        </table:table-row>
      </table:table>
      <text:p text:style-name="P66"/>
      <text:p text:style-name="P66"/>
      <text:p text:style-name="P6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Exercise <text:span text:style-name="T75">4</text:span></text:p>
          </table:table-cell>
          <table:table-cell table:style-name="Table15.A1" office:value-type="string">
            <text:p text:style-name="P61"><text:span text:style-name="T78">24</text:span>%</text:p>
          </table:table-cell>
        </table:table-row>
      </table:table>
      <text:p text:style-name="P67"/>
      <text:p text:style-name="P47">When building truth tables, <text:span text:style-name="T76">there is a specific order you should write out the “T” and “F” values of the propositional variables: Start with “T” first, and as you go, change the </text:span><text:span text:style-name="T51">right-most</text:span><text:span text:style-name="T28"> possible </text:span><text:span text:style-name="T29">value. Then, </text:span><text:span text:style-name="T30">move leftward from there. </text:span><text:span text:style-name="T29">So: “TT”, “TF”, “</text:span><text:span text:style-name="T31">FT”, “FF”.</text:span></text:p>
      <text:p text:style-name="P48"><text:span text:style-name="T31">O</text:span><text:span text:style-name="T4">r for three variables: “</text:span><text:span text:style-name="T32">TTT”, “TTF”, “TFT”, “TFF”, “FTT”, “FTF”, “FFT”, “FFF”.</text:span></text:p>
      <text:p text:style-name="P49"><text:span text:style-name="T32">B</text:span><text:span text:style-name="T4">uild truth tables for the following </text:span><text:span text:style-name="T33">propositions. 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Text_20_body"><text:span text:style-name="T10">(</text:span><text:span text:style-name="T4">a) </text:span><text:span text:style-name="T14"><draw:frame draw:style-name="fr1" draw:name="Object26" text:anchor-type="as-char" svg:y="-0.152in" svg:width="0.8839in" svg:height="0.1992in" draw:z-index="27"><draw:object xlink:href="./Object 26" xlink:type="simple" xlink:show="embed" xlink:actuate="onLoad"/><draw:image xlink:href="./ObjectReplacements/Object 26" xlink:type="simple" xlink:show="embed" xlink:actuate="onLoad"/></draw:frame></text:span></text:p>
            <text:p text:style-name="Text_20_body"><text:span text:style-name="T35">(Note: it might help to add columns for </text:span><text:span text:style-name="T35"><draw:frame draw:style-name="fr1" draw:name="Object27" text:anchor-type="as-char" svg:y="-0.1484in" svg:width="0.2925in" svg:height="0.1846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6">and</text:span><text:span text:style-name="T35"> </text:span><text:span text:style-name="T35"><draw:frame draw:style-name="fr1" draw:name="Object28" text:anchor-type="as-char" svg:y="-0.1484in" svg:width="0.522in" svg:height="0.1846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7">before doing </text:span><text:span text:style-name="T37"><draw:frame draw:style-name="fr1" draw:name="Object29" text:anchor-type="as-char" svg:y="-0.152in" svg:width="0.8839in" svg:height="0.199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7">)</text:span></text:p>
          </table:table-cell>
        </table:table-row>
        <table:table-row>
          <table:table-cell table:style-name="Table16.A1" office:value-type="string">
            <text:p text:style-name="Text_20_body"><text:span text:style-name="T15">(</text:span><text:span text:style-name="T4">b) </text:span><text:span text:style-name="T4"><draw:frame draw:style-name="fr1" draw:name="Object30" text:anchor-type="as-char" svg:y="-0.152in" svg:width="0.7492in" svg:height="0.200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/table:table-cell>
        </table:table-row>
      </table:table>
      <text:p text:style-name="P49"/>
      <text:p text:style-name="P4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8">Exercise <text:span text:style-name="T77">5</text:span></text:p>
          </table:table-cell>
          <table:table-cell table:style-name="Table17.A1" office:value-type="string">
            <text:p text:style-name="P62"><text:span text:style-name="T78">14</text:span>%</text:p>
          </table:table-cell>
        </table:table-row>
      </table:table>
      <text:p text:style-name="P68"/>
      <text:p text:style-name="P52"><text:span text:style-name="T33">W</text:span><text:span text:style-name="T4">rite out a truth table to show that the following two propositions are </text:span><text:span text:style-name="T46">logically</text:span><text:span text:style-name="T4"> equivalent.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1"><text:span text:style-name="T10">(</text:span><text:span text:style-name="T4">a) </text:span><text:span text:style-name="T14"><draw:frame draw:style-name="fr1" draw:name="Object31" text:anchor-type="as-char" svg:y="-0.152in" svg:width="0.8862in" svg:height="0.2008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8">with</text:span><text:span text:style-name="T38"><draw:frame draw:style-name="fr1" draw:name="Object32" text:anchor-type="as-char" svg:y="-0.152in" svg:width="0.8874in" svg:height="0.2008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  </table:table-cell>
        </table:table-row>
        <table:table-row>
          <table:table-cell table:style-name="Table18.A1" office:value-type="string">
            <text:p text:style-name="P51"><text:span text:style-name="T15">(</text:span><text:span text:style-name="T4">b) </text:span><text:span text:style-name="T4"><draw:frame draw:style-name="fr1" draw:name="Object35" text:anchor-type="as-char" svg:y="-0.152in" svg:width="1.3445in" svg:height="0.2008in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9">with </text:span><text:span text:style-name="T39"><draw:frame draw:style-name="fr1" draw:name="Object33" text:anchor-type="as-char" svg:y="-0.1484in" svg:width="0.6291in" svg:height="0.1846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/table:table-cell>
        </table:table-row>
      </table:table>
      <text:p text:style-name="P50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3 Exercise</text:span><text:tab/><text:span text:style-name="MT2">CS 210, Spring 2017<text:tab/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header>
      <style:footer>
        <text:p text:style-name="MP2"><text:span text:style-name="MT3">Last updated </text:span><text:date style:data-style-name="N84" text:date-value="2017-01-04T20:46:39.982154415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20:46:26.869612314</dc:date>
    <meta:editing-duration>PT14H59S</meta:editing-duration>
    <meta:editing-cycles>1755</meta:editing-cycles>
    <meta:generator>LibreOffice/5.1.4.2$Linux_X86_64 LibreOffice_project/10m0$Build-2</meta:generator>
    <dc:creator>Rachel Morris</dc:creator>
    <meta:document-statistic meta:table-count="20" meta:image-count="0" meta:object-count="34" meta:page-count="4" meta:paragraph-count="131" meta:word-count="741" meta:character-count="3552" meta:non-whitespace-character-count="2909"/>
  </office:meta>
</office:document-meta>
</file>

<file path=Object 1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10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q</mi>
    <annotation encoding="StarMath 5.0">q</annotation>
  </semantics>
</math>
</file>

<file path=Object 13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row>
      <mo stretchy="false">¬</mo>
      <mi>p</mi>
    </mrow>
    <annotation encoding="StarMath 5.0">neg p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i>q</mi>
    <annotation encoding="StarMath 5.0">q</annotation>
  </semantics>
</math>
</file>

<file path=Object 18/content.xml><?xml version="1.0" encoding="utf-8"?>
<math xmlns="http://www.w3.org/1998/Math/MathML" display="block">
  <semantics>
    <mrow>
      <mo stretchy="false">¬</mo>
      <mi>q</mi>
    </mrow>
    <annotation encoding="StarMath 5.0">neg q</annotation>
  </semantics>
</math>
</file>

<file path=Object 19/content.xml><?xml version="1.0" encoding="utf-8"?>
<math xmlns="http://www.w3.org/1998/Math/MathML" display="block">
  <semantics>
    <mrow>
      <mi>p</mi>
      <mo stretchy="false">∧</mo>
      <mrow>
        <mo stretchy="false">¬</mo>
        <mi>q</mi>
      </mrow>
    </mrow>
    <annotation encoding="StarMath 5.0">p and neg q</annotation>
  </semantics>
</math>
</file>

<file path=Object 2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i>q</mi>
    <annotation encoding="StarMath 5.0">q</annotation>
  </semantics>
</math>
</file>

<file path=Object 22/content.xml><?xml version="1.0" encoding="utf-8"?>
<math xmlns="http://www.w3.org/1998/Math/MathML" display="block">
  <semantics>
    <mrow>
      <mo stretchy="false">¬</mo>
      <mi>p</mi>
    </mrow>
    <annotation encoding="StarMath 5.0">neg p</annotation>
  </semantics>
</math>
</file>

<file path=Object 23/content.xml><?xml version="1.0" encoding="utf-8"?>
<math xmlns="http://www.w3.org/1998/Math/MathML" display="block">
  <semantics>
    <mrow>
      <mrow>
        <mo stretchy="false">¬</mo>
        <mi>p</mi>
      </mrow>
      <mo stretchy="false">∨</mo>
      <mrow>
        <mo stretchy="false">¬</mo>
        <mi>q</mi>
      </mrow>
    </mrow>
    <annotation encoding="StarMath 5.0">neg p or neg q</annotation>
  </semantics>
</math>
</file>

<file path=Object 24/content.xml><?xml version="1.0" encoding="utf-8"?>
<math xmlns="http://www.w3.org/1998/Math/MathML" display="block">
  <semantics>
    <mrow>
      <mo stretchy="false">¬</mo>
      <mi>q</mi>
    </mrow>
    <annotation encoding="StarMath 5.0">neg q</annotation>
  </semantics>
</math>
</file>

<file path=Object 25/content.xml><?xml version="1.0" encoding="utf-8"?>
<math xmlns="http://www.w3.org/1998/Math/MathML" display="block">
  <semantics>
    <mrow>
      <mrow>
        <mrow/>
        <mo stretchy="false">∧</mo>
        <mrow/>
      </mrow>
      <mi>,</mi>
      <mrow>
        <mrow/>
        <mo stretchy="false">∨</mo>
        <mrow/>
      </mrow>
      <mi>,</mi>
      <mtext> and </mtext>
      <mrow>
        <mo stretchy="false">¬</mo>
        <mrow/>
      </mrow>
    </mrow>
    <annotation encoding="StarMath 5.0">{ } and {  }, {  } or {  }, " and " neg {  }</annotation>
  </semantics>
</math>
</file>

<file path=Object 26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p and ( neg p or q )</annotation>
  </semantics>
</math>
</file>

<file path=Object 27/content.xml><?xml version="1.0" encoding="utf-8"?>
<math xmlns="http://www.w3.org/1998/Math/MathML" display="block">
  <semantics>
    <mrow>
      <mo stretchy="false">¬</mo>
      <mi>p</mi>
    </mrow>
    <annotation encoding="StarMath 5.0">neg p</annotation>
  </semantics>
</math>
</file>

<file path=Object 28/content.xml><?xml version="1.0" encoding="utf-8"?>
<math xmlns="http://www.w3.org/1998/Math/MathML" display="block">
  <semantics>
    <mrow>
      <mrow>
        <mo stretchy="false">¬</mo>
        <mi>p</mi>
      </mrow>
      <mo stretchy="false">∨</mo>
      <mi>q</mi>
    </mrow>
    <annotation encoding="StarMath 5.0"> neg p or q</annotation>
  </semantics>
</math>
</file>

<file path=Object 29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p and ( neg p or q )</annotation>
  </semantics>
</math>
</file>

<file path=Object 3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30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∨</mo>
            <mi>r</mi>
          </mrow>
        </mrow>
        <mo fence="true" stretchy="false">)</mo>
      </mrow>
    </mrow>
    <annotation encoding="StarMath 5.0">p and ( q or r )</annotation>
  </semantics>
</math>
</file>

<file path=Object 31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p and ( neg p or q )</annotation>
  </semantics>
</math>
</file>

<file path=Object 32/content.xml><?xml version="1.0" encoding="utf-8"?>
<math xmlns="http://www.w3.org/1998/Math/MathML" display="block">
  <semantics>
    <mrow>
      <mrow>
        <mo stretchy="false">¬</mo>
        <mi>p</mi>
      </mrow>
      <mo stretchy="false">∧</mo>
      <mrow>
        <mo fence="true" stretchy="false">(</mo>
        <mrow>
          <mrow>
            <mi>p</mi>
            <mo stretchy="false">∨</mo>
            <mi>q</mi>
          </mrow>
        </mrow>
        <mo fence="true" stretchy="false">)</mo>
      </mrow>
    </mrow>
    <annotation encoding="StarMath 5.0">neg p and ( p or q )</annotation>
  </semantics>
</math>
</file>

<file path=Object 33/content.xml><?xml version="1.0" encoding="utf-8"?>
<math xmlns="http://www.w3.org/1998/Math/MathML" display="block">
  <semantics>
    <mrow>
      <mrow>
        <mo stretchy="false">¬</mo>
        <mi>p</mi>
      </mrow>
      <mo stretchy="false">∨</mo>
      <mrow>
        <mo stretchy="false">¬</mo>
        <mi>q</mi>
      </mrow>
    </mrow>
    <annotation encoding="StarMath 5.0">neg p or neg q</annotation>
  </semantics>
</math>
</file>

<file path=Object 35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¬</mo>
              <mi>q</mi>
            </mrow>
            <mo stretchy="false">∧</mo>
            <mi>p</mi>
          </mrow>
        </mrow>
        <mo fence="true" stretchy="false">)</mo>
      </mrow>
      <mo stretchy="false">∨</mo>
      <mrow>
        <mo fence="true" stretchy="false">(</mo>
        <mrow>
          <mrow>
            <mrow>
              <mo stretchy="false">¬</mo>
              <mi>p</mi>
            </mrow>
            <mo stretchy="false">∧</mo>
            <mi>q</mi>
          </mrow>
        </mrow>
        <mo fence="true" stretchy="false">)</mo>
      </mrow>
    </mrow>
    <annotation encoding="StarMath 5.0">( neg q and p) or ( neg p and q )</annotation>
  </semantics>
</math>
</file>

<file path=Object 4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5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6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7/content.xml><?xml version="1.0" encoding="utf-8"?>
<math xmlns="http://www.w3.org/1998/Math/MathML" display="block">
  <semantics>
    <mrow>
      <mo stretchy="false">¬</mo>
      <mi>p</mi>
    </mrow>
    <annotation encoding="StarMath 5.0">neg p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